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うう・・・</text:p>
          </table:table-cell>
          <table:table-cell table:style-name="ce0" office:value-type="string">
            <text:p>Map405</text:p>
          </table:table-cell>
          <table:table-cell table:style-name="ce0"/>
          <table:table-cell table:style-name="ce0" office:value-type="string">
            <text:p>Ooh...</text:p>
          </table:table-cell>
          <table:table-cell table:number-columns-repeated="1020"/>
        </table:table-row>
        <table:table-row>
          <table:table-cell table:style-name="ce0" office:value-type="string">
            <text:p>わたくし達、これからどうした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白カラットには、どうあがいても
かなわない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新型魔力増幅薬は、あきらめよ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・・・ですわ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んなの、デタラメです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姉さん、前に飲んだ試作型の薬は、まだ
効いて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え。　まだ、あと一戦分くらいの効果なら
あります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あさ、もう人間界の征服はあきらめて、
赤カラットをやっつけに行かない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四天王は熾天少女が全滅させたらしいから、
向こうは当初のヴィスティとブロンシュが
最大戦力でしょ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最後に一矢報いに行こう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ですわね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力はほとんど互角ですから、全力で挑めば
勝てないこともありませんわ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ちんちくりんの小娘どもに、目にものを
見せて差し上げましょう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08T16:04:49+01:00</meta:creation-date>
    <dc:date>2020-02-08T16:04:49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